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D0000005ABBA123C5D69D8753.png" manifest:media-type="image/png"/>
  <manifest:file-entry manifest:full-path="Pictures/100000010000013C00000085668DC85B2202E508.png" manifest:media-type="image/png"/>
  <manifest:file-entry manifest:full-path="Pictures/10000001000000A50000006ADA977D09E9814ADB.png" manifest:media-type="image/png"/>
  <manifest:file-entry manifest:full-path="Pictures/100000010000068700000051DC2B5861BD8EAE5D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80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4.906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2.406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906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Long_20_Dash_20__28_Rounded_29_" svg:stroke-width="0.1cm" draw:marker-start="" draw:marker-start-width="0.45cm" draw:marker-end="Extrémités_20_de_20_flèche_20_3" draw:marker-end-width="0.45cm" svg:stroke-linecap="roun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fill-color="#3465a4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objectwithoutfill">
      <style:graphic-properties svg:stroke-color="#000000" draw:fill="none" draw:fill-color="#729fcf" draw:textarea-vertical-align="middle"/>
    </style:style>
    <style:style style:name="gr10" style:family="graphic" style:parent-style-name="objectwithoutfill">
      <style:graphic-properties svg:stroke-width="0.1cm" svg:stroke-color="#5983b0" draw:marker-start-width="0.35cm" draw:marker-end="Extrémités_20_de_20_flèche_20_1" draw:marker-end-width="0.45cm" draw:fill="none" draw:fill-color="#3465a4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color="#5983b0"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cm"/>
    </style:style>
    <style:style style:name="gr13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4.55cm"/>
    </style:style>
    <style:style style:name="gr14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4.3cm"/>
    </style:style>
    <style:style style:name="gr15" style:family="graphic" style:parent-style-name="Objet_20_sans_20_remplissage_20_et_20_sans_20_ligne">
      <style:graphic-properties draw:stroke="none" svg:stroke-color="#ff3838" draw:fill="none" draw:fill-color="#ff4000" draw:textarea-horizontal-align="center" draw:textarea-vertical-align="middle" draw:color-mode="standard" draw:luminance="0%" draw:contrast="0%" draw:gamma="100%" draw:red="0%" draw:green="0%" draw:blue="0%" fo:clip="rect(0cm, 10.703cm, -0.146cm, 14.424cm)" draw:image-opacity="100%" style:mirror="none"/>
    </style:style>
    <style:style style:name="gr16" style:family="graphic" style:parent-style-name="Objet_20_sans_20_remplissage_20_et_20_sans_20_lig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24.662cm)" draw:image-opacity="100%" style:mirror="none"/>
    </style:style>
    <style:style style:name="gr17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4.5cm"/>
    </style:style>
    <style:style style:name="gr18" style:family="graphic" style:parent-style-name="Objet_20_sans_20_remplissage_20_et_20_sans_20_lig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22.339cm, 0cm, 0cm)" draw:image-opacity="100%" style:mirror="none"/>
    </style:style>
    <style:style style:name="gr19" style:family="graphic" style:parent-style-name="standard">
      <style:graphic-properties svg:stroke-color="#ff0000" draw:fill-color="#ff4000" draw:textarea-horizontal-align="justify" draw:textarea-vertical-align="middle" draw:auto-grow-height="false" fo:min-height="0.5cm" fo:min-width="0.5cm"/>
    </style:style>
    <style:style style:name="gr20" style:family="graphic" style:parent-style-name="Objet_20_sans_20_remplissage_20_et_20_sans_20_lig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0000" draw:fill-color="#ff4000" draw:textarea-horizontal-align="justify" draw:textarea-vertical-align="middle" draw:auto-grow-height="false" fo:min-height="0.85cm" fo:min-width="1.5cm"/>
    </style:style>
    <style:style style:name="gr22" style:family="graphic" style:parent-style-name="standard">
      <style:graphic-properties svg:stroke-color="#ff0000" draw:fill-color="#ff4000" draw:textarea-horizontal-align="justify" draw:textarea-vertical-align="middle" draw:auto-grow-height="false" fo:min-height="1cm" fo:min-width="3.2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3465a4"/>
      <style:paragraph-properties fo:text-align="center"/>
    </style:style>
    <style:style style:name="P8" style:family="paragraph">
      <loext:graphic-properties draw:fill="none" draw:fill-color="#3465a4"/>
      <style:paragraph-properties fo:text-align="center" style:writing-mode="lr-tb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4000"/>
      <style:paragraph-properties fo:text-align="center"/>
    </style:style>
    <style:style style:name="P12" style:family="paragraph">
      <loext:graphic-properties draw:fill="none"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1cm" svg:y="9.4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25cm" svg:height="2.5cm" svg:x="2.25cm" svg:y="2.1cm">
          <text:p text:style-name="P1">rh98</text:p>
          <text:p text:style-name="P1">(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3.55cm" svg:y="9.35cm">
          <text:p text:style-name="P1">Canopy cover</text:p>
          <text:p text:style-name="P1">( %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3.75cm" svg:y="2.1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75cm" svg:y1="9.4cm" svg:x2="8cm" svg:y2="8.25cm">
          <text:p/>
        </draw:line>
        <draw:line draw:style-name="gr4" draw:text-style-name="P3" draw:layer="layout" svg:x1="7cm" svg:y1="10.8cm" svg:x2="13.5cm" svg:y2="10.75cm">
          <text:p/>
        </draw:line>
        <draw:line draw:style-name="gr4" draw:text-style-name="P3" draw:layer="layout" svg:x1="13.525cm" svg:y1="9.425cm" svg:x2="12.5cm" svg:y2="8.25cm">
          <text:p/>
        </draw:line>
        <draw:line draw:style-name="gr4" draw:text-style-name="P3" draw:layer="layout" svg:x1="13.65cm" svg:y1="3.4cm" svg:x2="5.65cm" svg:y2="3.4cm">
          <text:p/>
        </draw:line>
        <draw:line draw:style-name="gr4" draw:text-style-name="P3" draw:layer="layout" svg:x1="16.5cm" svg:y1="4.7cm" svg:x2="16.5cm" svg:y2="9.25cm">
          <text:p/>
        </draw:line>
        <draw:line draw:style-name="gr4" draw:text-style-name="P3" draw:layer="layout" svg:x1="3.85cm" svg:y1="9.25cm" svg:x2="3.85cm" svg:y2="4.75cm">
          <text:p/>
        </draw:line>
        <draw:line draw:style-name="gr4" draw:text-style-name="P3" draw:layer="layout" svg:x1="12.5cm" svg:y1="5.75cm" svg:x2="13.75cm" svg:y2="4.6cm">
          <text:p/>
        </draw:line>
      </draw:page>
      <draw:page draw:name="page2" draw:style-name="dp1" draw:master-page-name="Standard">
        <draw:custom-shape draw:style-name="gr1" draw:text-style-name="P5" draw:layer="layout" svg:width="4.65cm" svg:height="2.5cm" svg:x="7.9cm" svg:y="5.65cm">
          <text:p text:style-name="P4">Grass biomass</text:p>
          <text:p text:style-name="P4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75cm" svg:height="2.5cm" svg:x="1.5cm" svg:y="13.5cm">
          <text:p text:style-name="P4">Mean precipitation</text:p>
          <text:p text:style-name="P4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75cm" svg:height="2.5cm" svg:x="14.05cm" svg:y="13.65cm">
          <text:p text:style-name="P4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75cm" svg:height="2.5cm" svg:x="3.75cm" svg:y="2.25cm">
          <text:p text:style-name="P4">Fire frequency</text:p>
          <text:p text:style-name="P4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5" draw:layer="layout" svg:width="5.75cm" svg:height="2.5cm" svg:x="13.75cm" svg:y="2.25cm">
          <text:p text:style-name="P4">Fire frequency</text:p>
          <text:p text:style-name="P4">estimation</text:p>
          <text:p text:style-name="P4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75cm" svg:height="2.5cm" svg:x="14.5cm" svg:y="9.35cm">
          <text:p text:style-name="P4">Forest effect</text:p>
          <text:p text:style-name="P4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6" draw:text-style-name="P6" draw:layer="layout" svg:x1="13.25cm" svg:y1="3.45cm" svg:x2="10cm" svg:y2="3.45cm">
          <text:p/>
        </draw:line>
        <draw:line draw:style-name="gr7" draw:text-style-name="P7" draw:layer="layout" svg:x1="7.55cm" svg:y1="14.85cm" svg:x2="13.75cm" svg:y2="14.75cm">
          <text:p/>
        </draw:line>
        <draw:line draw:style-name="gr7" draw:text-style-name="P8" draw:layer="layout" svg:x1="16.95cm" svg:y1="17.1cm" svg:x2="16.95cm" svg:y2="16.25cm">
          <text:p/>
        </draw:line>
        <draw:line draw:style-name="gr8" draw:text-style-name="P3" draw:layer="layout" svg:x1="17cm" svg:y1="17.05cm" svg:x2="1.25cm" svg:y2="17.05cm">
          <text:p/>
        </draw:line>
        <draw:line draw:style-name="gr9" draw:text-style-name="P9" draw:layer="layout" svg:x1="1.25cm" svg:y1="3.25cm" svg:x2="1.25cm" svg:y2="17.1cm">
          <text:p/>
        </draw:line>
        <draw:line draw:style-name="gr9" draw:text-style-name="P9" draw:layer="layout" svg:x1="3.5cm" svg:y1="3.3cm" svg:x2="1.25cm" svg:y2="3.3cm">
          <text:p/>
        </draw:line>
      </draw:page>
      <draw:page draw:name="page3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10" draw:text-style-name="P7" draw:layer="layout" svg:x1="7.55cm" svg:y1="14.85cm" svg:x2="13.75cm" svg:y2="14.75cm">
          <text:p/>
        </draw:line>
        <draw:line draw:style-name="gr10" draw:text-style-name="P8" draw:layer="layout" svg:x1="16.95cm" svg:y1="17.1cm" svg:x2="16.95cm" svg:y2="16.25cm">
          <text:p/>
        </draw:line>
        <draw:line draw:style-name="gr11" draw:text-style-name="P3" draw:layer="layout" svg:x1="17cm" svg:y1="17.05cm" svg:x2="1.25cm" svg:y2="17.05cm">
          <text:p/>
        </draw:line>
        <draw:line draw:style-name="gr11" draw:text-style-name="P3" draw:layer="layout" svg:x1="1.25cm" svg:y1="3.25cm" svg:x2="1.25cm" svg:y2="17.1cm">
          <text:p/>
        </draw:line>
        <draw:line draw:style-name="gr11" draw:text-style-name="P3" draw:layer="layout" svg:x1="3.5cm" svg:y1="3.3cm" svg:x2="1.25cm" svg:y2="3.3cm">
          <text:p/>
        </draw:line>
        <draw:line draw:style-name="gr6" draw:text-style-name="P6" draw:layer="layout" svg:x1="13.275cm" svg:y1="3.45cm" svg:x2="10.025cm" svg:y2="3.45cm">
          <text:p/>
        </draw:line>
      </draw:page>
      <draw:page draw:name="page4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7" draw:text-style-name="P7" draw:layer="layout" svg:x1="7.55cm" svg:y1="14.85cm" svg:x2="13.75cm" svg:y2="14.75cm">
          <text:p/>
        </draw:line>
        <draw:custom-shape draw:style-name="gr12" draw:text-style-name="P10" draw:layer="layout" svg:width="0.25cm" svg:height="1cm" svg:x="16.5cm" svg:y="12.5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275cm" svg:y1="3.45cm" svg:x2="10.025cm" svg:y2="3.45cm">
          <text:p/>
        </draw:line>
      </draw:page>
      <draw:page draw:name="page5" draw:style-name="dp1" draw:master-page-name="Standard">
        <draw:custom-shape draw:style-name="gr13" draw:text-style-name="P11" draw:layer="layout" svg:width="5.05cm" svg:height="1.25cm" svg:x="13.3cm" svg:y="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7" draw:text-style-name="P7" draw:layer="layout" svg:x1="7.55cm" svg:y1="14.85cm" svg:x2="13.75cm" svg:y2="14.75cm">
          <text:p/>
        </draw:line>
        <draw:custom-shape draw:style-name="gr14" draw:text-style-name="P11" draw:layer="layout" svg:width="4.8cm" svg:height="1.25cm" svg:x="5.25cm" svg:y="9.5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4.25cm" svg:height="0.772cm" svg:x="5.5cm" svg:y="9.75cm">
          <draw:image xlink:href="Pictures/100000010000068700000051DC2B5861BD8EAE5D.png" xlink:type="simple" xlink:show="embed" xlink:actuate="onLoad" draw:mime-type="image/png">
            <text:p/>
          </draw:image>
        </draw:frame>
        <draw:frame draw:style-name="gr16" draw:text-style-name="P3" draw:layer="layout" svg:width="4.75cm" svg:height="0.76cm" svg:x="13.5cm" svg:y="8cm">
          <draw:image xlink:href="Pictures/100000010000068700000051DC2B5861BD8EAE5D.png" xlink:type="simple" xlink:show="embed" xlink:actuate="onLoad" draw:mime-type="image/png">
            <text:p/>
          </draw:image>
        </draw:frame>
        <draw:custom-shape draw:style-name="gr17" draw:text-style-name="P11" draw:layer="layout" svg:width="5cm" svg:height="1.25cm" svg:x="6.85cm" svg:y="4.9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4.75cm" svg:height="0.624cm" svg:x="7cm" svg:y="5.25cm">
          <draw:image xlink:href="Pictures/100000010000068700000051DC2B5861BD8EAE5D.png" xlink:type="simple" xlink:show="embed" xlink:actuate="onLoad" draw:mime-type="image/png">
            <text:p/>
          </draw:image>
        </draw:frame>
        <draw:custom-shape draw:style-name="gr12" draw:text-style-name="P10" draw:layer="layout" svg:width="0.25cm" svg:height="1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0.75cm" svg:x="16.35cm" svg:y="12.55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0.742cm" svg:height="0.477cm" svg:x="16.5cm" svg:y="12.723cm">
          <draw:image xlink:href="Pictures/10000001000000A50000006ADA977D09E9814ADB.png" xlink:type="simple" xlink:show="embed" xlink:actuate="onLoad" draw:mime-type="image/png">
            <text:p/>
          </draw:image>
        </draw:frame>
        <draw:line draw:style-name="gr6" draw:text-style-name="P6" draw:layer="layout" svg:x1="13.275cm" svg:y1="3.45cm" svg:x2="10.025cm" svg:y2="3.45cm">
          <text:p/>
        </draw:line>
      </draw:page>
      <draw:page draw:name="page6" draw:style-name="dp1" draw:master-page-name="Standard">
        <draw:custom-shape draw:style-name="gr13" draw:text-style-name="P11" draw:layer="layout" svg:width="5.05cm" svg:height="1.25cm" svg:x="13.3cm" svg:y="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7" draw:text-style-name="P7" draw:layer="layout" svg:x1="7.55cm" svg:y1="14.85cm" svg:x2="13.75cm" svg:y2="14.75cm">
          <text:p/>
        </draw:line>
        <draw:custom-shape draw:style-name="gr14" draw:text-style-name="P11" draw:layer="layout" svg:width="4.8cm" svg:height="1.25cm" svg:x="5.25cm" svg:y="9.5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4.25cm" svg:height="0.772cm" svg:x="5.5cm" svg:y="9.75cm">
          <draw:image xlink:href="Pictures/100000010000068700000051DC2B5861BD8EAE5D.png" xlink:type="simple" xlink:show="embed" xlink:actuate="onLoad" draw:mime-type="image/png">
            <text:p/>
          </draw:image>
        </draw:frame>
        <draw:frame draw:style-name="gr16" draw:text-style-name="P3" draw:layer="layout" svg:width="4.75cm" svg:height="0.76cm" svg:x="13.5cm" svg:y="8cm">
          <draw:image xlink:href="Pictures/100000010000068700000051DC2B5861BD8EAE5D.png" xlink:type="simple" xlink:show="embed" xlink:actuate="onLoad" draw:mime-type="image/png">
            <text:p/>
          </draw:image>
        </draw:frame>
        <draw:custom-shape draw:style-name="gr17" draw:text-style-name="P11" draw:layer="layout" svg:width="5cm" svg:height="1.25cm" svg:x="6.85cm" svg:y="4.9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4.75cm" svg:height="0.624cm" svg:x="7cm" svg:y="5.25cm">
          <draw:image xlink:href="Pictures/100000010000068700000051DC2B5861BD8EAE5D.png" xlink:type="simple" xlink:show="embed" xlink:actuate="onLoad" draw:mime-type="image/png">
            <text:p/>
          </draw:image>
        </draw:frame>
        <draw:custom-shape draw:style-name="gr21" draw:text-style-name="P11" draw:layer="layout" svg:width="2cm" svg:height="1.1cm" svg:x="13.5cm" svg:y="3.9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.5cm" svg:height="0.631cm" svg:x="13.75cm" svg:y="4.119cm">
          <draw:image xlink:href="Pictures/100000010000013C00000085668DC85B2202E508.png" xlink:type="simple" xlink:show="embed" xlink:actuate="onLoad" draw:mime-type="image/png">
            <text:p/>
          </draw:image>
        </draw:frame>
        <draw:custom-shape draw:style-name="gr12" draw:text-style-name="P10" draw:layer="layout" svg:width="0.25cm" svg:height="1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0.75cm" svg:x="16.35cm" svg:y="12.55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0.742cm" svg:height="0.477cm" svg:x="16.5cm" svg:y="12.723cm">
          <draw:image xlink:href="Pictures/10000001000000A50000006ADA977D09E9814ADB.png" xlink:type="simple" xlink:show="embed" xlink:actuate="onLoad" draw:mime-type="image/png">
            <text:p/>
          </draw:image>
        </draw:frame>
        <draw:custom-shape draw:style-name="gr22" draw:text-style-name="P11" draw:layer="layout" svg:width="3.75cm" svg:height="1.25cm" svg:x="9.85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275cm" svg:y1="3.45cm" svg:x2="10.025cm" svg:y2="3.45cm">
          <text:p/>
        </draw:line>
        <draw:frame draw:style-name="gr20" draw:text-style-name="P3" draw:layer="layout" svg:width="3.326cm" svg:height="0.697cm" svg:x="10.074cm" svg:y="2.304cm">
          <draw:image xlink:href="Pictures/10000001000001AD0000005ABBA123C5D69D87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svg:stroke-width="0.2cm" svg:stroke-color="#ff4000" draw:marker-start-width="0.5cm" draw:marker-end-width="0.5cm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3T17:09:40.468408031</meta:creation-date>
    <meta:generator>LibreOffice/7.3.7.2$Linux_X86_64 LibreOffice_project/30$Build-2</meta:generator>
    <dc:date>2024-06-05T17:26:53.610276870</dc:date>
    <meta:editing-duration>PT20M32S</meta:editing-duration>
    <meta:editing-cycles>8</meta:editing-cycles>
    <meta:document-statistic meta:object-count="108"/>
  </office:meta>
</office:document-meta>
</file>